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ationException.CompilationException( Compilation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Exception.getCompilatio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ilationException.CompilationException( CompilationMessage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ationException.to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